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c9a" officeooo:paragraph-rsid="00012c9a"/>
    </style:style>
    <style:style style:name="P2" style:family="paragraph" style:parent-style-name="Standard">
      <style:text-properties officeooo:rsid="00015cec" officeooo:paragraph-rsid="00015cec"/>
    </style:style>
    <style:style style:name="P3" style:family="paragraph" style:parent-style-name="Standard">
      <style:paragraph-properties fo:break-before="page"/>
      <style:text-properties officeooo:rsid="00015cec" officeooo:paragraph-rsid="00015cec"/>
    </style:style>
    <style:style style:name="T1" style:family="text">
      <style:text-properties officeooo:rsid="00015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kt o niskim severity i wysokim priorytecie w:</text:p>
      <text:p text:style-name="P1">Brak możliwości zapisu dokumentu w formacie .pdf w aplikacji MS Word. Aplikacja jest nadal w pełni funkcjonalna, ponieważ można tworzyć, zapisywać dokumenty (w innych formatach) i drukować je, ale format .pdf jest na tyle popularny i pożądany przesz użytkowników, że brak tej funkcjonalności zostanie zauważony.</text:p>
      <text:p text:style-name="P1"/>
      <text:p text:style-name="P1">Może to także być literówka w nazwie firmy na stronie głównej tej firmy. Nie wpływa na korzystanie ze strony, wpływa na postrzeganie przedsiębiorstwa.</text:p>
      <text:p text:style-name="P1"/>
      <text:p text:style-name="P1">Defekt o wysokim severity i niskim priorytecie:</text:p>
      <text:p text:style-name="P1">prawdopodobnie będzie to dotyczyło funkcjonalności, z której użytkownicy rzadko korzystają. <text:span text:style-name="T1">Nikt już nie wkleja do dokumentów grafik clipart, ale jeśli taki obrazek od razu rozciągnąłby się na całą stronę i uniemożliwił ddodawanie i formatowanie istniejącego tekstu, to „severity” byłoby bardzo duże. Priorytet jest niski z uwagi na małe prawdopodobieństwo, że taka rzecz się zadzieje.</text:span></text:p>
      <text:p text:style-name="P3">Defekt 1.</text:p>
      <text:p text:style-name="P2">Tytuł: logowanie do aplikacji – zalogowanie się poprawnymi danymi Super administratora</text:p>
      <text:p text:style-name="P2"/>
      <text:p text:style-name="P2">Kroki, potrzebne do odtworzenia błędu: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12-08T12:52:25.672000000</dc:date>
    <meta:editing-duration>PT8M57S</meta:editing-duration>
    <meta:editing-cycles>1</meta:editing-cycles>
    <meta:document-statistic meta:table-count="0" meta:image-count="0" meta:object-count="0" meta:page-count="2" meta:paragraph-count="8" meta:word-count="154" meta:character-count="1075" meta:non-whitespace-character-count="928"/>
  </office:meta>
</office:document-meta>
</file>